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02cm" draw:marker-start-width="0.305cm" draw:marker-end-width="0.457cm" draw:fill="solid" draw:fill-color="#cccccc" draw:fill-gradient-name="Gradient_20_1" draw:fill-hatch-name="Black_20_0_20_Degrees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0.6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1.018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style="italic" fo:font-weight="bold"/>
    </style:style>
    <style:style style:name="P4" style:family="paragraph">
      <style:paragraph-properties fo:margin-left="0cm" fo:margin-right="0cm" fo:text-indent="0cm"/>
      <style:text-properties fo:font-size="10pt" fo:font-style="italic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paragraph-properties fo:margin-left="0cm" fo:margin-right="0cm" fo:text-indent="0cm"/>
      <style:text-properties fo:font-size="12pt" fo:font-weight="bold"/>
    </style:style>
    <style:style style:name="P8" style:family="paragraph">
      <style:paragraph-properties fo:margin-left="0cm" fo:margin-right="0cm" fo:text-indent="0cm"/>
      <style:text-properties fo:font-size="8pt" fo:font-weight="normal"/>
    </style:style>
    <style:style style:name="T1" style:family="text">
      <style:text-properties fo:font-size="10pt" fo:font-style="italic" fo:font-weight="bold"/>
    </style:style>
    <style:style style:name="T2" style:family="text">
      <style:text-properties fo:font-size="10pt" fo:font-weight="normal"/>
    </style:style>
    <style:style style:name="T3" style:family="text">
      <style:text-properties fo:font-size="10pt" fo:font-weight="bold"/>
    </style:style>
    <style:style style:name="T4" style:family="text">
      <style:text-properties fo:font-size="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9.28cm" svg:height="10.56cm" draw:transform="rotate (1.5707963267946) translate (5.48cm 10.6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8cm" svg:height="4.14cm" draw:transform="rotate (1.5707963267946) translate (7.72cm 4.7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8cm" svg:height="2.92cm" draw:transform="rotate (1.5707963267946) translate (8.94cm 10.2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192cm" svg:height="1.165cm" svg:x="8.79cm" svg:y="7.466cm">
          <draw:text-box>
            <text:p text:style-name="P2"><text:span text:style-name="T1">MMU</text:span></text:p>
            <text:p text:style-name="P2"><text:span text:style-name="T1"/></text:p>
          </draw:text-box>
        </draw:frame>
        <draw:frame draw:style-name="gr3" draw:text-style-name="P4" draw:layer="layout" svg:width="1.239cm" svg:height="1.165cm" svg:x="7.57cm" svg:y="2.166cm">
          <draw:text-box>
            <text:p text:style-name="P2"><text:span text:style-name="T1">MAIN</text:span></text:p>
            <text:p text:style-name="P2"><text:span text:style-name="T1"/></text:p>
          </draw:text-box>
        </draw:frame>
        <draw:custom-shape draw:style-name="gr4" draw:text-style-name="P5" draw:layer="layout" svg:width="9.86cm" svg:height="0.96cm" draw:transform="rotate (1.5707963267946) translate (12.64cm 11.66cm)">
          <text:p text:style-name="P2"/>
          <draw:enhanced-geometry svg:viewBox="0 0 21600 21600" draw:mirror-horizontal="false" draw:mirror-vertical="false" draw:text-areas="?f5 ?f1 ?f6 ?f3" draw:type="left-right-arrow" draw:modifiers="788.560997870399 5304.47450572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12.02cm" svg:y="7.9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4.189cm" svg:height="0.714cm" draw:transform="rotate (1.5707963267946) translate (12.766cm 8.568cm)">
          <draw:text-box>
            <text:p text:style-name="P2"><text:span text:style-name="T2">Z80 Addres &amp; Cntrl Bus</text:span></text:p>
          </draw:text-box>
        </draw:frame>
        <draw:frame draw:style-name="gr6" draw:text-style-name="P6" draw:layer="layout" svg:width="1.658cm" svg:height="1.534cm" svg:x="5.399cm" svg:y="1.286cm">
          <draw:text-box>
            <text:p text:style-name="P2"><text:span text:style-name="T1">TRAIN-Z</text:span></text:p>
            <text:p text:style-name="P2"><text:span text:style-name="T3"/></text:p>
          </draw:text-box>
        </draw:frame>
        <draw:custom-shape draw:style-name="gr2" draw:text-style-name="P1" draw:layer="layout" svg:width="3.52cm" svg:height="2.88cm" draw:transform="rotate (1.5707963267946) translate (1.22cm 5.36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864cm" svg:height="1.622cm" svg:x="1.07cm" svg:y="1.766cm">
          <draw:text-box>
            <text:p text:style-name="P2"><text:span text:style-name="T1">Host Computer +</text:span></text:p>
            <text:p text:style-name="P2"><text:span text:style-name="T1">Terminalprogram</text:span></text:p>
            <text:p text:style-name="P2"><text:span text:style-name="T1"/></text:p>
          </draw:text-box>
        </draw:frame>
        <draw:custom-shape draw:style-name="gr4" draw:text-style-name="P5" draw:layer="layout" svg:width="9.86cm" svg:height="0.96cm" draw:transform="rotate (1.5707963267946) translate (14.34cm 11.66cm)">
          <text:p text:style-name="P2"/>
          <draw:enhanced-geometry svg:viewBox="0 0 21600 21600" draw:mirror-horizontal="false" draw:mirror-vertical="false" draw:text-areas="?f5 ?f1 ?f6 ?f3" draw:type="left-right-arrow" draw:modifiers="788.560997870399 5304.47450572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12.02cm" svg:y="2.6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2.42cm" svg:height="0.64cm" svg:x="12.02cm" svg:y="3.72cm">
          <text:p text:style-name="P2"/>
          <draw:enhanced-geometry svg:viewBox="0 0 21600 21600" draw:mirror-horizontal="false" draw:mirror-vertical="false" draw:text-areas="?f5 ?f1 ?f6 ?f3" draw:type="left-right-arrow" draw:modifiers="1347.21189591078 4852.4180967238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3.817cm" svg:height="0.714cm" draw:transform="rotate (1.5707963267946) translate (14.466cm 8.568cm)">
          <draw:text-box>
            <text:p text:style-name="P2"><text:span text:style-name="T2">Z80 Data &amp; Cntrl Bus</text:span></text:p>
          </draw:text-box>
        </draw:frame>
        <draw:custom-shape draw:style-name="gr4" draw:text-style-name="P5" draw:layer="layout" svg:width="2.42cm" svg:height="0.64cm" svg:x="12.02cm" svg:y="9.12cm">
          <text:p text:style-name="P2"/>
          <draw:enhanced-geometry svg:viewBox="0 0 21600 21600" draw:mirror-horizontal="false" draw:mirror-vertical="false" draw:text-areas="?f5 ?f1 ?f6 ?f3" draw:type="left-right-arrow" draw:modifiers="1347.21189591078 4852.4180967238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1.514cm" svg:height="1.586cm" svg:x="10.49cm" svg:y="8.967cm">
          <draw:text-box>
            <text:p text:style-name="P2"><text:span text:style-name="T3">JP406</text:span></text:p>
            <text:p text:style-name="P2"><text:span text:style-name="T3">JP404</text:span></text:p>
            <text:p text:style-name="P2"><text:span text:style-name="T3"/></text:p>
          </draw:text-box>
        </draw:frame>
        <draw:frame draw:style-name="gr3" draw:text-style-name="P7" draw:layer="layout" svg:width="1.514cm" svg:height="1.586cm" svg:x="10.49cm" svg:y="7.768cm">
          <draw:text-box>
            <text:p text:style-name="P2"><text:span text:style-name="T3">JP407</text:span></text:p>
            <text:p text:style-name="P2"><text:span text:style-name="T3">JP405</text:span></text:p>
            <text:p text:style-name="P2"><text:span text:style-name="T3"/></text:p>
          </draw:text-box>
        </draw:frame>
        <draw:frame draw:style-name="gr3" draw:text-style-name="P7" draw:layer="layout" svg:width="1.124cm" svg:height="1.141cm" svg:x="10.59cm" svg:y="3.767cm">
          <draw:text-box>
            <text:p text:style-name="P2"><text:span text:style-name="T3">JP6</text:span></text:p>
            <text:p text:style-name="P2"><text:span text:style-name="T3"/></text:p>
          </draw:text-box>
        </draw:frame>
        <draw:frame draw:style-name="gr7" draw:text-style-name="P7" draw:layer="layout" svg:width="1.306cm" svg:height="1.586cm" svg:x="10.59cm" svg:y="2.568cm">
          <draw:text-box>
            <text:p text:style-name="P2"><text:span text:style-name="T3">JP12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4" draw:layer="layout" svg:width="3.673cm" svg:height="1.165cm" svg:x="12.371cm" svg:y="11.667cm">
          <draw:text-box>
            <text:p text:style-name="P2"><text:span text:style-name="T1">user specific periphery</text:span></text:p>
            <text:p text:style-name="P2"><text:span text:style-name="T1"/></text:p>
          </draw:text-box>
        </draw:frame>
        <draw:frame draw:style-name="gr8" draw:text-style-name="P7" draw:layer="layout" svg:width="1.124cm" svg:height="1.141cm" svg:x="7.59cm" svg:y="3.768cm">
          <draw:text-box>
            <text:p text:style-name="P2"><text:span text:style-name="T3">JP2</text:span></text:p>
            <text:p text:style-name="P2"><text:span text:style-name="T3"/></text:p>
          </draw:text-box>
        </draw:frame>
        <draw:custom-shape draw:style-name="gr4" draw:text-style-name="P5" draw:layer="layout" svg:width="3.44cm" svg:height="0.64cm" svg:x="4.2cm" svg:y="3.72cm">
          <text:p text:style-name="P2"/>
          <draw:enhanced-geometry svg:viewBox="0 0 21600 21600" draw:mirror-horizontal="false" draw:mirror-vertical="false" draw:text-areas="?f5 ?f1 ?f6 ?f3" draw:type="left-right-arrow" draw:modifiers="985.527462946818 4245.8658346333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3.004cm" svg:height="0.963cm" svg:x="4.47cm" svg:y="3.767cm">
          <draw:text-box>
            <text:p text:style-name="P2"><text:span text:style-name="T4">RS 232 null-modem</text:span></text:p>
            <text:p text:style-name="P2"><text:span text:style-name="T4"/></text:p>
          </draw:text-box>
        </draw:frame>
        <draw:frame draw:style-name="gr9" draw:text-style-name="P7" draw:layer="layout" svg:width="1.518cm" svg:height="1.141cm" svg:x="2.69cm" svg:y="3.569cm">
          <draw:text-box>
            <text:p text:style-name="P2"><text:span text:style-name="T3">COMx</text:span></text:p>
            <text:p text:style-name="P2"><text:span text:style-name="T3">ttySx</text:span></text:p>
          </draw:text-box>
        </draw:frame>
        <draw:custom-shape draw:style-name="gr4" draw:text-style-name="P5" draw:layer="layout" svg:width="0.64cm" svg:height="1.28cm" svg:x="6.76cm" svg:y="9.96cm">
          <text:p text:style-name="P2"/>
          <draw:enhanced-geometry svg:viewBox="0 0 21600 21600" draw:text-areas="?f0 ?f7 ?f2 21600" draw:type="up-arrow" draw:modifiers="3878.22014051522 4717.628705148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5.519cm" svg:height="1.165cm" svg:x="4.172cm" svg:y="11.268cm">
          <draw:text-box>
            <text:p text:style-name="P2"><text:span text:style-name="T1">power suppy +5V / +12V / -12V / GND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9-01-13T10:37:15</dc:date>
    <dc:language>de-DE</dc:language>
    <meta:editing-cycles>39</meta:editing-cycles>
    <meta:editing-duration>PT7H9M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